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xecuteComma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xecuteCommand</text:h>
                    <text:list>
                        <text:list-item>
                            <text:h text:style-name="Heading_20_2" text:outline-level="2">Description</text:h>
                        </text:list-item>
                    </text:list>
                </text:list-item>
            </text:list>

            <text:p text:style-name="Standard">The action is used to execute an external command, i.e. program, which can be in the PATH or the full path to the command can be specified.</text:p>

            
                <text:list xml:id="list_ExecuteCommand2" text:continue-numbering="true" text:continue-list="list_ExecuteComma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xecuteCommand6" text:continue-numbering="true" text:style-name="Outline">
                                                <text:list-item>
                                                    <text:list>
                                                        <text:list-item>
                                                            <text:list>
                                                                <text:list-item>
                                                                    <text:h text:style-name="Heading_20_3" text:outline-level="3">
                                                                        Command
                                                                        <text:s text:c="4"/>
                                                                        <text:span text:style-name="T2">EXPRESSION (string)</text:span>
                                                                    </text:h>
                                                                </text:list-item>
                                                            </text:list>
                                                        </text:list-item>
                                                    </text:list>
                                                </text:list-item>
                                            </text:list>
                                            <text:p text:style-name="Standard">The name of the command, i.e. the full file path to the command to be executed.</text:p>,
                                            <text:list xml:id="list_ExecuteCommand7" text:continue-numbering="true" text:continue-list="list_ExecuteCommand6" text:style-name="Outline">
                                                <text:list-item>
                                                    <text:list>
                                                        <text:list-item>
                                                            <text:list>
                                                                <text:list-item>
                                                                    <text:h text:style-name="Heading_20_3" text:outline-level="3">
                                                                        Arguments
                                                                        <text:s text:c="4"/>
                                                                        <text:span text:style-name="T2">EXPRESSION (array:string)</text:span>
                                                                    </text:h>
                                                                </text:list-item>
                                                            </text:list>
                                                        </text:list-item>
                                                    </text:list>
                                                </text:list-item>
                                            </text:list>
                                            <text:p text:style-name="Standard">Array of string arguments that is passed to the comman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xecuteCommand8" text:continue-numbering="true" text:continue-list="list_ExecuteComma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xecuteCommand9" text:continue-numbering="true" text:continue-list="list_ExecuteComma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xecuteCommand10" text:continue-numbering="true" text:continue-list="list_ExecuteComma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xecuteCommand11" text:continue-numbering="true" text:continue-list="list_ExecuteComma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xecuteCommand12" text:continue-numbering="true" text:continue-list="list_ExecuteComma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xecuteCommand3" text:continue-numbering="true" text:continue-list="list_ExecuteCommand2" text:style-name="Outline">
                    <text:list-item>
                        <text:list>
                            <text:list-item>
                                <text:h text:style-name="Heading_20_2" text:outline-level="2">Inputs</text:h>
                            </text:list-item>
                        </text:list>
                    </text:list-item>
                </text:list>

                
                            <text:list xml:id="list_ExecuteComma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ExecuteCommand4" text:continue-numbering="true" text:continue-list="list_ExecuteCommand3" text:style-name="Outline">
                    <text:list-item>
                        <text:list>
                            <text:list-item>
                                <text:h text:style-name="Heading_20_2" text:outline-level="2">Outputs</text:h>
                            </text:list-item>
                        </text:list>
                    </text:list-item>
                </text:list>

                
                            <text:list xml:id="list_ExecuteComma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ExecuteCommand15" text:continue-numbering="true" text:style-name="Outline">
                                <text:list-item>
                                    <text:list>
                                        <text:list-item>
                                            <text:list>
                                                <text:list-item>
                                                    <text:h text:style-name="Heading_20_3" text:outline-level="3">
                                                        stdout
                                                        <text:s text:c="4"/>
                                                        <text:span text:style-name="T2">DATA(stream) | OPTIONAL</text:span>
                                                    </text:h>
                                                </text:list-item>
                                            </text:list>
                                        </text:list-item>
                                    </text:list>
                                </text:list-item>
                            </text:list>
                            <text:p text:style-name="Standard">The <text:span text:style-name="backtick">stream</text:span> value from <text:span text:style-name="backtick">stdout</text:span> is sent through this output. That <text:span text:style-name="backtick">stream</text:span> value can be collected into a string with the <text:span text:style-name="T1">CollectStream</text:span> Action, redirected to a <text:span text:style-name="T1">Terminal</text:span> widget, parsed with the <text:span text:style-name="T1">RegExp</text:span> Action, etc.</text:p>,
                            <text:list xml:id="list_ExecuteCommand16" text:continue-numbering="true" text:style-name="Outline">
                                <text:list-item>
                                    <text:list>
                                        <text:list-item>
                                            <text:list>
                                                <text:list-item>
                                                    <text:h text:style-name="Heading_20_3" text:outline-level="3">
                                                        stderr
                                                        <text:s text:c="4"/>
                                                        <text:span text:style-name="T2">DATA(stream) | OPTIONAL</text:span>
                                                    </text:h>
                                                </text:list-item>
                                            </text:list>
                                        </text:list-item>
                                    </text:list>
                                </text:list-item>
                            </text:list>
                            <text:p text:style-name="Standard">The <text:span text:style-name="backtick">stream</text:span> value of <text:span text:style-name="backtick">stderr</text:span> is sent through this output. That <text:span text:style-name="backtick">stream</text:span> value can be collected into a string with the <text:span text:style-name="T1">CollectStream</text:span> Action, redirected to a <text:span text:style-name="T1">Terminal</text:span> widget, parsed with the <text:span text:style-name="T1">RegExp</text:span> Action, etc.</text:p>,
                            <text:list xml:id="list_ExecuteCommand17" text:continue-numbering="true" text:style-name="Outline">
                                <text:list-item>
                                    <text:list>
                                        <text:list-item>
                                            <text:list>
                                                <text:list-item>
                                                    <text:h text:style-name="Heading_20_3" text:outline-level="3">
                                                        finished
                                                        <text:s text:c="4"/>
                                                        <text:span text:style-name="T2">DATA(integer) | OPTIONAL</text:span>
                                                    </text:h>
                                                </text:list-item>
                                            </text:list>
                                        </text:list-item>
                                    </text:list>
                                </text:list-item>
                            </text:list>
                            <text:p text:style-name="Standard">If the command completed successfully, Flow execution continues through this output. If an error has occurred, an error is thrown that can be caught if `Catch error' is enabled.</text:p>


            
                    <text:list xml:id="list_ExecuteCommand5" text:continue-numbering="true" text:continue-list="list_ExecuteCommand4" text:style-name="Outline">
                        <text:list-item>
                            <text:list>
                                <text:list-item>
                                    <text:h text:style-name="Heading_20_2" text:outline-level="2">Examples</text:h>
                                </text:list-item>
                            </text:list>
                        </text:list-item>
                    </text:list>
                    <text:p text:style-name="Standard"/>
                    
                    <text:list xml:id="list_ExecuteCommand18" text:style-name="List_20_1">
                        
                        <text:list-item>
                            <text:p text:style-name="List_20_1_20_Start">
                                <text:span text:style-name="T1">RegExp Stream</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